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5c23e" officeooo:paragraph-rsid="0005c23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89dbd" officeooo:paragraph-rsid="00089dbd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e764" officeooo:paragraph-rsid="0009e764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a277e" officeooo:paragraph-rsid="000a277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1396" officeooo:paragraph-rsid="000c1396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c2b7c" officeooo:paragraph-rsid="000c2b7c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6e84d" officeooo:paragraph-rsid="0016e84d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7eb6b" officeooo:paragraph-rsid="0017eb6b"/>
    </style:style>
    <style:style style:name="T1" style:family="text">
      <style:text-properties officeooo:rsid="00073801"/>
    </style:style>
    <style:style style:name="T2" style:family="text">
      <style:text-properties officeooo:rsid="000c2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لام</text:p>
      <text:p text:style-name="P1">برای مساله زیر معادلات ماتریسی لازم را می‌خواهم.<text:line-break/>یک خازن دارم که از دو صفحه فلزی بزرگ ( مثلاً مربعی تشکیل شده است.) این دو صفحه در جهت x , y گسترش پیدا کرده‌اند. مابین آن‌ها یک دی‌الکتریک هست که در جهات x و <text:s/>y به اندازه دو صفحه فلزی میباشد اما در جهت z تنها نیمی از حجم داخلی خازن را پر کرده است. یعنی در جهت z یک صفحه فلزی داریم سپس فضای خالی سپس دی الکتریک و سپس باز هم فضای خالی دقیقاً به اندازه فضای خالی قبلی و در نهایت صفحه فلزی دوم. <text:line-break/>معادله ماتریسی برای به دست آوردن بار صفحات فلزی را می‌خواهم. لطفاً فقط از چهار المان استفاده کنید. یعنی صفحه بالایی، صفحه پایینی و دو سطح مابین دی‌الکتریک و هوا.<text:line-break/><text:span text:style-name="T1">میخواهم با روش مقادیر مرزی این ماتریس به دست آید. لطفاً یک مثال عددی بزن.</text:span></text:p>
      <text:p text:style-name="P2">لطفاً خیلی هم توضیح نده. جواب را بده.<text:line-break/>فاصله بین دو صفحه فلزی نسبتاً کم است. بنابراین ۴ عنصر درگیر عبارتند از:</text:p>
      <text:p text:style-name="P3">۱ – سطح فلزی خازن بالایی</text:p>
      <text:p text:style-name="P3">۲- سطح فلزی خازن پایینی</text:p>
      <text:p text:style-name="P3">۳ – سطح بالایی دی‌الکتریک</text:p>
      <text:p text:style-name="P3">۴ – سطح پایینی دی‌الکتریک</text:p>
      <text:p text:style-name="P4">فاصله دو صفحه فلزی: ۱ سانتی‌متر<text:line-break/>ضخامت دی الکتریک: ۰٫۵ سانتی‌متر</text:p>
      <text:p text:style-name="P4">ابعاد هر ۴ صفحه: ۱متر در ۱ متر</text:p>
      <text:p text:style-name="P5">ولتاژ صفحه بالایی: ۱<text:line-break/>ولتاژ پایینی: -۱</text:p>
      <text:p text:style-name="P5">خوب فرض کن که یک خازن داریم که از دو صفحه تشکیل شده است. در میان آن‌ها <text:span text:style-name="T2">یک دی الکتریک قرار میدهیم.</text:span></text:p>
      <text:p text:style-name="P6">این هم مقدار دقیق ضریب تأثیر بین ۴ المان .</text:p>
      <text:p text:style-name="P6">2.67219e+10 2.61763e+10 2.65822e+10 2.63097e+10</text:p>
      <text:p text:style-name="P6">2.61763e+10 2.67219e+10 2.63097e+10 2.65822e+10</text:p>
      <text:p text:style-name="P6">2.65822e+10 2.63097e+10 2.67219e+10 2.64449e+10</text:p>
      <text:p text:style-name="P6">2.63097e+10 2.65822e+10 2.64449e+10 2.67219e+10</text:p>
      <text:p text:style-name="P7">معادلات ماتریسی مد نظر من است.</text:p>
      <text:p text:style-name="P7">لطفاً در مورد موارد مشابه صحبت نکن. پاسخ صریح را لازم دارم.</text:p>
      <text:p text:style-name="P8">در مورد دی الکتریک لطفاً electric relative permittivity را برابر ۲ بگیر.</text:p>
      <text:p text:style-name="P7"/>
      <text:p text:style-name="P6"/>
      <text:p text:style-name="P6"/>
      <text:p text:style-name="P6"/>
      <text:p text:style-name="P6">### **پاسخ دقیق درباره نقش dz در معادلات بار القایی با اثرات لبه**</text:p>
      <text:p text:style-name="P6"/>
      <text:p text:style-name="P6">#### **۱. تصحیح معادلات با در نظر گرفتن dz:**</text:p>
      <text:p text:style-name="P6">معادلات قبلی نیاز به اصلاح دارند تا **تغییرات عمودی میدان (dz)** را دقیق‌تر لحاظ کنند. فرم صحیح به این صورت است:</text:p>
      <text:p text:style-name="P6"/>
      <text:p text:style-name="P6">---</text:p>
      <text:p text:style-name="P6"/>
      <text:p text:style-name="P6">#### **۲. معادلات بار القایی با مشتق‌گیری دقیق:**</text:p>
      <text:p text:style-name="P6">۱. **بار القایی سطح بالایی دی‌الکتریک:** <text:s/></text:p>
      <text:p text:style-name="P6"><text:s text:c="3"/>\[</text:p>
      <text:p text:style-name="P6"><text:s text:c="3"/>Q_{b1} = \epsilon_0 (\epsilon_r - 1) \iint_{A} \left( \lim_{\Delta z \to 0^+} \frac{V_{\text{air}}(x,y,z_{\text{top}} + \Delta z) - V_{\text{diel}}(x,y,z_{\text{top}} - \Delta z)}{\Delta z} \right) dx\,dy</text:p>
      <text:p text:style-name="P6"><text:soft-page-break/><text:s text:c="3"/>\] <text:s/></text:p>
      <text:p text:style-name="P6"><text:s text:c="3"/>- این عبارت، **مشتق پتانسیل در مرز** را با عبور از دی‌الکتریک به هوا محاسبه می‌کند. <text:s/></text:p>
      <text:p text:style-name="P6"><text:s text:c="3"/>- \( \Delta z \):</text:p>
      <text:p text:style-name="P6"><text:s text:c="3"/>- \( \Delta z \) **فاصله بینهایت کوچک** عمودی برای محاسبه گرادیان پتانسیل است.</text:p>
      <text:p text:style-name="P6"/>
      <text:p text:style-name="P6">۲. **بار القایی سطح پایینی دی‌الکتریک:** <text:s/></text:p>
      <text:p text:style-name="P6"><text:s text:c="3"/>\[</text:p>
      <text:p text:style-name="P6"><text:s text:c="3"/>Q_{b2} = \epsilon_0 (\epsilon_r - 1) \iint_{A} \left( \lim_{\Delta z \to 0^+} \frac{V_{\text{diel}}(x,y,z_{\text{bottom}} - \Delta z) - V_{\text{air}}(x,y,z_{\text{bottom}} + \Delta z)}{\Delta z} \right) dx\,dy</text:p>
      <text:p text:style-name="P6"><text:s text:c="3"/>\]</text:p>
      <text:p text:style-name="P6"/>
      <text:p text:style-name="P6">---</text:p>
      <text:p text:style-name="P6"/>
      <text:p text:style-name="P6">#### **۳. تفسیر فیزیکی dz:**</text:p>
      <text:p text:style-name="P6">- **dz (یا Δz)** نشان‌دهنده **فاصله بینهایت کوچک** برای محاسبه میدان الکتریکی (\(E_z = -\partial V/\partial z\)) در مرز دی‌الکتریک است. <text:s/></text:p>
      <text:p text:style-name="P6">- در عمل، این عبارت به صورت **مشتق جزئی** نوشته می‌شود:</text:p>
      <text:p text:style-name="P6"><text:s text:c="2"/>\[</text:p>
      <text:p text:style-name="P6"><text:s text:c="2"/>E_z = -\frac{\partial V}{\partial z}</text:p>
      <text:p text:style-name="P6"><text:s text:c="2"/>\]</text:p>
      <text:p text:style-name="P6">- بنابراین، معادلات نهایی به این شکل ساده‌تر می‌شوند:</text:p>
      <text:p text:style-name="P6"/>
      <text:p text:style-name="P6">---</text:p>
      <text:p text:style-name="P6"/>
      <text:p text:style-name="P6">#### **۴. فرم نهایی معادلات با مشتق جزئی:**</text:p>
      <text:p text:style-name="P6">۱. **بار القایی سطح بالایی:** <text:s/></text:p>
      <text:p text:style-name="P6"><text:s text:c="3"/>\[</text:p>
      <text:p text:style-name="P6"><text:s text:c="3"/>Q_{b1} = -\epsilon_0 (\epsilon_r - 1) \iint_{A} \left( \frac{\partial V_{\text{air}}}{\partial z} \bigg|_{z=z_{\text{top}^+}} - \frac{\partial V_{\text{diel}}}{\partial z} \bigg|_{z=z_{\text{top}^-}} \right) dx\,dy</text:p>
      <text:p text:style-name="P6"><text:s text:c="3"/>\]</text:p>
      <text:p text:style-name="P6"/>
      <text:p text:style-name="P6">۲. **بار القایی سطح پایینی:** <text:s/></text:p>
      <text:p text:style-name="P6"><text:s text:c="3"/>\[</text:p>
      <text:p text:style-name="P6"><text:s text:c="3"/>Q_{b2} = -\epsilon_0 (\epsilon_r - 1) \iint_{A} \left( \frac{\partial V_{\text{diel}}}{\partial z} \bigg|_{z=z_{\text{bottom}^-}} - \frac{\partial V_{\text{air}}}{\partial z} \bigg|_{z=z_{\text{bottom}^+}} \right) dx\,dy</text:p>
      <text:p text:style-name="P6"><text:s text:c="3"/>\]</text:p>
      <text:p text:style-name="P6"/>
      <text:p text:style-name="P6">---</text:p>
      <text:p text:style-name="P6"/>
      <text:p text:style-name="P6">#### **۵. نکات کلیدی:**</text:p>
      <text:p text:style-name="P6">- **حذف dz در مشتق:** در معادلات دیفرانسیلی، \(dz\) به صورت **مشتق جزئی (\(\partial z\))** ظاهر می‌شود و نیازی به نوشتن صریح آن نیست. <text:s/></text:p>
      <text:p text:style-name="P6">- **شرایط مرزی:** تفاضل مشتق‌ها در دو طرف مرز، **ناپیوستگی میدان** بر اساس \(\epsilon_r\) را تضمین می‌کند:</text:p>
      <text:p text:style-name="P6"><text:s text:c="2"/>\[</text:p>
      <text:p text:style-name="P6"><text:soft-page-break/><text:s text:c="2"/>\epsilon_{\text{air}} \frac{\partial V_{\text{air}}}{\partial z} = \epsilon_{\text{diel}} \frac{\partial V_{\text{diel}}}{\partial z}</text:p>
      <text:p text:style-name="P6"><text:s text:c="2"/>\]</text:p>
      <text:p text:style-name="P6">- **اثرات لبه:** انتگرال روی سطح (\(dx\,dy\)) تمام تغییرات مکانی میدان در لبه‌ها را محاسبه می‌کند.</text:p>
      <text:p text:style-name="P6"/>
      <text:p text:style-name="P6">---</text:p>
      <text:p text:style-name="P6"/>
      <text:p text:style-name="P6">#### **۶. مثال محاسبه با اثرات لبه (به صورت عددی):**</text:p>
      <text:p text:style-name="P6">اگر توزیع پتانسیل \(V(x,y,z)\) از حل عددی معادله لاپلاس به دست آمده باشد:</text:p>
      <text:p text:style-name="P6">1. **محاسبه گرادیان عمودی پتانسیل** در نقاط نزدیک به مرز دی‌الکتریک. <text:s/></text:p>
      <text:p text:style-name="P6">2. **جمع‌بندی بار القایی** روی تمام نقاط سطح.</text:p>
      <text:p text:style-name="P6"/>
      <text:p text:style-name="P6">---</text:p>
      <text:p text:style-name="P6"/>
      <text:p text:style-name="P6">#### **۷. جمع‌بندی:**</text:p>
      <text:p text:style-name="P6">- **dz** به صورت **مشتق جزئی (\(\partial V/\partial z\))** در معادلات حضور دارد. <text:s/></text:p>
      <text:p text:style-name="P6">- فرم نهایی معادلات بار القایی با اثرات لبه به صورت انتگرال روی سطح از تفاضل مشتق‌های پتانسیل نوشته می‌شود. <text:s/></text:p>
      <text:p text:style-name="P6">- این فرمول‌بندی، هم اثرات لبه و هم ناپیوستگی میدان در مرزها را دقیقاً مدل می‌کند. <text:s/></text:p>
      <text:p text:style-name="P6"/>
      <text:p text:style-name="P6">**پاسخ به پرسش شما:** <text:s/></text:p>
      <text:p text:style-name="P6">بله، در معادلات اصلی **dz** به صورت مشتق ظاهر می‌شود و نیاز به نوشتن صریح آن نیست. فرمول‌های ارائه‌شده در این پاسخ، دقیق‌ترین شکل معادلات با اثرات لبه هستند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9:18:19.062138655</meta:creation-date>
    <meta:generator>LibreOffice/24.2.7.2$Linux_X86_64 LibreOffice_project/420$Build-2</meta:generator>
    <dc:date>2025-07-01T15:37:01.210416985</dc:date>
    <meta:editing-duration>PT9H45M14S</meta:editing-duration>
    <meta:editing-cycles>10</meta:editing-cycles>
    <meta:document-statistic meta:table-count="0" meta:image-count="0" meta:object-count="0" meta:page-count="3" meta:paragraph-count="73" meta:word-count="755" meta:character-count="4567" meta:non-whitespace-character-count="3797"/>
  </office:meta>
</office:document-meta>
</file>